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RUELTY OF THE GODLESS (36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RUELTY OF THE GODLESS (36:1-4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have no fear of God (36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are conceited (36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y are crooked and deceitful (36:3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y hatch sinful plots (36:4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36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CRUELTY OF THE GODLESS (36:1-4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CHARACTERISTICS OF GOD (36:5-12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CHARACTERISTICS OF GOD (36:5-12):<text:s text:c="1"/></text:span><text:span text:style-name="a478" text:class-names=""/></text:p>
          </draw:text-box>
          <svg:title/>
          <svg:desc/>
        </draw:frame>
        <draw:frame draw:id="id90" presentation:style-name="a502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Unfailing love (36:5, 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Faithfulness (36:5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Righteousness (36:6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Justice (36: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Providence and protection (36:6-8, 10-12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Goodness: God provides life and light to the godly. (36:9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5" draw:style-name="a503" draw:master-page-name="Master1-Layout12-tx-Title-and-Text" presentation:presentation-page-layout-name="Master1-PPL12" draw:id="Slide-260">
        <draw:frame draw:id="id91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PSALM 36<text:s text:c="1"/></text:span><text:span text:style-name="a505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THE CRUELTY OF THE GODLESS (36:1-4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CHARACTERISTICS OF GOD (36:5-1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6 </dc:title>
    <meta:initial-creator>David STRICKLAND</meta:initial-creator>
    <dc:creator>David STRICKLAND</dc:creator>
    <meta:creation-date>2020-02-22T19:32:46Z</meta:creation-date>
    <dc:date>2020-02-22T19:32:47Z</dc:date>
    <meta:template xlink:href="BibleStudy" xlink:type="simple"/>
    <meta:editing-cycles>1</meta:editing-cycles>
    <meta:editing-duration>PT0S</meta:editing-duration>
    <meta:document-statistic meta:paragraph-count="20" meta:word-count="137"/>
  </office:meta>
</office:document-meta>
</file>